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1cbcd2" officeooo:paragraph-rsid="001cbcd2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cbcd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00645064" text:style-name="L1">
        <text:list-item>
          <text:p text:style-name="P1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"><text:s text:c="2"/></text:p>
        </text:list-item>
      </text:list>
      <text:p text:style-name="Standard"><draw:g text:anchor-type="paragraph" draw:z-index="1" draw:name="Shape1" draw:style-name="gr1"><draw:custom-shape draw:style-name="gr2" draw:text-style-name="P4" xml:id="id1" draw:id="id1" svg:width="0.9004in" svg:height="0.9004in" svg:x="1.3626in" svg:y="1.8673in"><text:p text:style-name="P3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" xml:id="id2" draw:id="id2" svg:width="0.9004in" svg:height="0.9004in" svg:x="3.0126in" svg:y="1.8673in"><text:p text:style-name="P3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" svg:x1="0.4622in" svg:y1="2.3169in" svg:x2="1.3622in" svg:y2="2.3169in"><text:p/></draw:line><draw:connector draw:style-name="gr5" draw:text-style-name="P5" draw:type="curve" svg:x1="1.8126in" svg:y1="2.7673in" svg:x2="3.4626in" svg:y2="2.7673in" draw:start-shape="id1" draw:start-glue-point="8" draw:end-shape="id2" draw:end-glue-point="8" svg:d="M4604 7029c0 1018 4191 1018 4191 0" svg:viewBox="0 0 4193 766"><text:p text:style-name="P3"><text:span text:style-name="T3">0, 1</text:span></text:p></draw:connector><draw:custom-shape draw:style-name="gr6" draw:text-style-name="P4" xml:id="id3" draw:id="id3" svg:width="0.9004in" svg:height="0.9004in" svg:x="2.5126in" svg:y="0.0173in"><text:p text:style-name="P3"><text:span text:style-name="T3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5" draw:type="curve" svg:x1="3.9126in" svg:y1="2.3173in" svg:x2="3.4126in" svg:y2="0.4673in" draw:start-shape="id2" draw:start-glue-point="10" draw:end-shape="id3" draw:end-glue-point="10" svg:d="M9938 5886c753 0 1388-4699-1270-4699" svg:viewBox="0 0 1928 4701"><text:p text:style-name="P3"><text:span text:style-name="T3">0, 1</text:span></text:p></draw:connector><draw:connector draw:style-name="gr8" draw:text-style-name="P5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3"><text:span text:style-name="T3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name="Shape2" draw:style-name="gr1"><draw:custom-shape draw:style-name="gr9" draw:text-style-name="P4" xml:id="id6" draw:id="id6" svg:width="0.9004in" svg:height="0.9004in" svg:x="3.4772in" svg:y="0.7402in"><text:p text:style-name="P3"><text:span text:style-name="T3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" xml:id="id4" draw:id="id4" svg:width="0.9004in" svg:height="0.9004in" svg:x="1.4772in" svg:y="0.7402in"><text:p text:style-name="P3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1" draw:text-style-name="P5" svg:x1="0.5768in" svg:y1="1.1406in" svg:x2="1.4768in" svg:y2="1.1406in"><text:p/></draw:line><draw:custom-shape draw:style-name="gr12" draw:text-style-name="P4" xml:id="id5" draw:id="id5" svg:width="0.9004in" svg:height="0.9004in" svg:x="2.4772in" svg:y="2.4902in"><text:p text:style-name="P3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3" draw:text-style-name="P5" draw:type="curve" svg:x1="1.9272in" svg:y1="1.6402in" svg:x2="2.4772in" svg:y2="2.9402in" draw:start-shape="id4" draw:start-glue-point="8" draw:end-shape="id5" draw:end-glue-point="6" svg:d="M4895 4166c0 2202 465 3302 1397 3302" svg:viewBox="0 0 1399 3304"><text:p text:style-name="P3"><text:span text:style-name="T3">1</text:span></text:p></draw:connector><draw:connector draw:style-name="gr14" draw:text-style-name="P5" draw:type="curve" svg:x1="3.3772in" svg:y1="2.9402in" svg:x2="3.9272in" svg:y2="1.6402in" draw:start-shape="id5" draw:start-glue-point="10" draw:end-shape="id6" draw:end-glue-point="8" svg:d="M8578 7468c931 0 1397-1100 1397-3302" svg:viewBox="0 0 1399 3304"><text:p text:style-name="P3"><text:span text:style-name="T3">0</text:span></text:p></draw:connector><draw:connector draw:style-name="gr15" draw:text-style-name="P5" draw:type="curve" draw:line-skew="-0.2433in" svg:x1="2.2457in" svg:y1="0.8713in" svg:x2="1.6083in" svg:y2="0.8713in" draw:start-shape="id4" draw:start-glue-point="11" draw:end-shape="id4" draw:end-glue-point="5" svg:d="M5704 2213c0-2180-1619-2180-1619 0" svg:viewBox="0 0 1621 1637"><text:p text:style-name="P3"><text:span text:style-name="T3">0</text:span></text:p></draw:connector><draw:connector draw:style-name="gr16" draw:text-style-name="P5" draw:type="curve" draw:line-skew="0.3689in" svg:x1="2.6083in" svg:y1="3.2591in" svg:x2="3.2457in" svg:y2="3.2591in" draw:start-shape="id5" draw:start-glue-point="7" draw:end-shape="id5" draw:end-glue-point="9" svg:d="M6625 8278c0 2658 1619 2658 1619 0" svg:viewBox="0 0 1621 1995"><text:p text:style-name="P3"><text:span text:style-name="T3">1</text:span></text:p></draw:connector><draw:connector draw:style-name="gr17" draw:text-style-name="P5" draw:type="curve" draw:line-skew="-0.3331in" svg:x1="4.2457in" svg:y1="0.8717in" svg:x2="3.6083in" svg:y2="0.8717in" draw:start-shape="id6" draw:start-glue-point="11" draw:end-shape="id6" draw:end-glue-point="5" svg:d="M10784 2214c0-2786-1619-2786-1619 0" svg:viewBox="0 0 1621 2090"><text:p text:style-name="P3"><text:span text:style-name="T3">0, 1</text:span></text:p></draw:connector></draw:g></text:p>
      <text:p text:style-name="Standard"/>
      <text:p text:style-name="Standard"/>
      <text:p text:style-name="P2">3.</text:p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6T14:02:21.491651714</dc:date>
    <meta:editing-duration>PT25M44S</meta:editing-duration>
    <meta:editing-cycles>4</meta:editing-cycles>
    <meta:generator>LibreOffice/6.0.7.3$Linux_X86_64 LibreOffice_project/00m0$Build-3</meta:generator>
    <meta:document-statistic meta:table-count="0" meta:image-count="0" meta:object-count="1" meta:page-count="1" meta:paragraph-count="7" meta:word-count="9" meta:character-count="58" meta:non-whitespace-character-count="46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newline
newline
newline
s in setQ
newline
"∴" S = setQ</annotation>
  </semantics>
</math>
</file>